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SFMono-Regular" svg:font-family="SFMono-Regular, Consolas, 'Liberation Mono', Menlo, monospace"/>
    <style:font-face style:name="arial" svg:font-family="arial,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17c80d" style:text-blinking="false" fo:background-color="transparent"/>
    </style:style>
    <style:style style:name="P3"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paragraph-rsid="0017c80d" style:text-blinking="false" fo:background-color="transparent"/>
    </style:style>
    <style:style style:name="P4" style:family="paragraph" style:parent-style-name="Standard">
      <style:text-properties fo:font-variant="normal" fo:text-transform="none" fo:color="#000000" officeooo:paragraph-rsid="0017c80d"/>
    </style:style>
    <style:style style:name="P5" style:family="paragraph" style:parent-style-name="Standard">
      <style:text-properties fo:font-variant="normal" fo:text-transform="none" fo:color="#000000" officeooo:paragraph-rsid="00192330"/>
    </style:style>
    <style:style style:name="P6" style:family="paragraph" style:parent-style-name="Standard">
      <style:text-properties officeooo:paragraph-rsid="0017c80d"/>
    </style:style>
    <style:style style:name="P7" style:family="paragraph" style:parent-style-name="Standard">
      <style:text-properties officeooo:paragraph-rsid="00192330"/>
    </style:style>
    <style:style style:name="P8" style:family="paragraph" style:parent-style-name="Text_20_body">
      <style:text-properties officeooo:paragraph-rsid="001bdd4a"/>
    </style:style>
    <style:style style:name="P9" style:family="paragraph" style:parent-style-name="Text_20_body">
      <style:text-properties officeooo:paragraph-rsid="001d43f9"/>
    </style:style>
    <style:style style:name="P10" style:family="paragraph" style:parent-style-name="Text_20_body">
      <style:text-properties officeooo:paragraph-rsid="001f52c9"/>
    </style:style>
    <style:style style:name="P11" style:family="paragraph" style:parent-style-name="Text_20_body">
      <style:text-properties officeooo:paragraph-rsid="002227ec"/>
    </style:style>
    <style:style style:name="P12" style:family="paragraph" style:parent-style-name="Text_20_body">
      <style:text-properties officeooo:paragraph-rsid="00224b1d"/>
    </style:style>
    <style:style style:name="P13" style:family="paragraph" style:parent-style-name="Text_20_body">
      <style:text-properties officeooo:rsid="0024d97c" officeooo:paragraph-rsid="0024d97c"/>
    </style:style>
    <style:style style:name="P14" style:family="paragraph" style:parent-style-name="Text_20_body">
      <style:text-properties officeooo:paragraph-rsid="0024d97c"/>
    </style:style>
    <style:style style:name="P15"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style:style>
    <style:style style:name="P1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style:style>
    <style:style style:name="T1" style:family="text">
      <style:text-properties officeooo:rsid="0017c80d"/>
    </style:style>
    <style:style style:name="T2" style:family="text">
      <style:text-properties fo:color="#40424e" style:text-line-through-style="none" style:text-line-through-type="none" style:font-name="urw-din" fo:font-size="12.75pt" fo:letter-spacing="normal" fo:font-style="normal" style:text-underline-style="none" fo:font-weight="normal" officeooo:rsid="0017c80d" style:text-blinking="false" fo:background-color="transparent" loext:char-shading-value="0" loext:padding="0cm" loext:border="none"/>
    </style:style>
    <style:style style:name="T3" style:family="text">
      <style:text-properties fo:color="#40424e" style:text-line-through-style="none" style:text-line-through-type="none" style:font-name="urw-din" fo:font-size="12.75pt" fo:letter-spacing="normal" fo:font-style="normal" style:text-underline-style="none" fo:font-weight="normal" style:text-blinking="false" fo:background-color="transparent" loext:char-shading-value="0" loext:padding="0cm" loext:border="none"/>
    </style:style>
    <style:style style:name="T4" style:family="text">
      <style:text-properties fo:color="#40424e" style:text-line-through-style="none" style:text-line-through-type="none" style:font-name="urw-din" fo:font-size="12.75pt" fo:letter-spacing="normal" fo:font-style="normal" style:text-underline-style="none" fo:font-weight="normal" officeooo:rsid="00192330" style:text-blinking="false" fo:background-color="transparent" loext:char-shading-value="0" loext:padding="0cm" loext:border="none"/>
    </style:style>
    <style:style style:name="T5" style:family="text">
      <style:text-properties fo:color="#40424e" fo:font-size="12.75pt" fo:letter-spacing="normal" officeooo:rsid="0017c80d" loext:padding="0cm" loext:border="none"/>
    </style:style>
    <style:style style:name="T6" style:family="text">
      <style:text-properties fo:color="#40424e" style:font-name="arial1" fo:font-size="12.75pt" fo:letter-spacing="normal" officeooo:rsid="0017c80d" loext:padding="0cm" loext:border="none"/>
    </style:style>
    <style:style style:name="T7" style:family="text">
      <style:text-properties style:text-line-through-style="none" style:text-line-through-type="none" style:font-name="Arial" fo:font-size="11pt" fo:font-style="normal" style:text-underline-style="none" fo:font-weight="normal" officeooo:rsid="0017c80d" style:text-blinking="false" fo:background-color="transparent" loext:char-shading-value="0"/>
    </style:style>
    <style:style style:name="T8" style:family="text">
      <style:text-properties fo:font-variant="normal" fo:text-transform="none" fo:color="#40424e" style:text-line-through-style="none" style:text-line-through-type="none" style:font-name="arial1" fo:font-size="12.75pt" fo:letter-spacing="normal" fo:font-style="normal" style:text-underline-style="none" fo:font-weight="normal" officeooo:rsid="0017c80d" style:text-blinking="false" fo:background-color="transparent" loext:char-shading-value="0" loext:padding="0cm" loext:border="none"/>
    </style:style>
    <style:style style:name="T9" style:family="text">
      <style:text-properties fo:font-variant="normal" fo:text-transform="none" fo:color="#40424e" style:text-line-through-style="none" style:text-line-through-type="none" style:font-name="arial1" fo:font-size="12.75pt" fo:letter-spacing="normal" fo:font-style="normal" style:text-underline-style="none" fo:font-weight="normal" style:text-blinking="false" fo:background-color="transparent" loext:char-shading-value="0" loext:padding="0cm" loext:border="none"/>
    </style:style>
    <style:style style:name="T10" style:family="text">
      <style:text-properties fo:font-variant="normal" fo:text-transform="none" fo:color="#40424e" style:text-line-through-style="none" style:text-line-through-type="none" style:font-name="arial1" fo:font-size="12.75pt" fo:letter-spacing="normal" fo:font-style="normal" style:text-underline-style="none" fo:font-weight="normal" officeooo:rsid="00192330" style:text-blinking="false" fo:background-color="transparent" loext:char-shading-value="0" loext:padding="0cm" loext:border="none"/>
    </style:style>
    <style:style style:name="T11" style:family="text">
      <style:text-properties fo:font-variant="normal" fo:text-transform="none" fo:color="#202124" fo:font-size="12.75pt" fo:letter-spacing="normal" loext:padding="0cm" loext:border="none"/>
    </style:style>
    <style:style style:name="T12" style:family="text">
      <style:text-properties fo:font-variant="normal" fo:text-transform="none" fo:color="#202124" style:font-name="arial" fo:font-size="12pt" fo:letter-spacing="normal" fo:font-style="normal" fo:font-weight="normal"/>
    </style:style>
    <style:style style:name="T13" style:family="text">
      <style:text-properties fo:font-variant="normal" fo:text-transform="none" fo:color="#202124" style:font-name="arial" fo:font-size="12pt" fo:letter-spacing="normal" fo:font-style="normal" fo:font-weight="normal" loext:padding="0cm" loext:border="none"/>
    </style:style>
    <style:style style:name="T14" style:family="text">
      <style:text-properties fo:font-variant="normal" fo:text-transform="none" fo:color="#202124" style:font-name="arial" fo:font-size="12pt" fo:letter-spacing="normal" fo:font-style="normal" fo:font-weight="normal" officeooo:rsid="001bdd4a"/>
    </style:style>
    <style:style style:name="T15" style:family="text">
      <style:text-properties fo:font-variant="normal" fo:text-transform="none" fo:color="#202124" style:text-line-through-style="none" style:text-line-through-type="none" style:font-name="arial1" fo:font-size="12.75pt" fo:letter-spacing="normal"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202124"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202124" style:text-line-through-style="none" style:text-line-through-type="none" style:font-name="arial" fo:font-size="12pt" fo:letter-spacing="normal" fo:font-style="normal" style:text-underline-style="none" fo:font-weight="normal" style:text-blinking="false" fo:background-color="transparent" loext:char-shading-value="0" loext:padding="0cm" loext:border="none"/>
    </style:style>
    <style:style style:name="T18"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1bdd4a" style:text-blinking="false" fo:background-color="transparent" loext:char-shading-value="0"/>
    </style:style>
    <style:style style:name="T19"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1d43f9" style:text-blinking="false" fo:background-color="transparent" loext:char-shading-value="0"/>
    </style:style>
    <style:style style:name="T20"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1f52c9" style:text-blinking="false" fo:background-color="transparent" loext:char-shading-value="0"/>
    </style:style>
    <style:style style:name="T21"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2227ec" style:text-blinking="false" fo:background-color="transparent" loext:char-shading-value="0"/>
    </style:style>
    <style:style style:name="T22"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224b1d" style:text-blinking="false" fo:background-color="transparent" loext:char-shading-value="0"/>
    </style:style>
    <style:style style:name="T23" style:family="text">
      <style:text-properties fo:font-variant="normal" fo:text-transform="none" fo:color="#202124" style:text-line-through-style="none" style:text-line-through-type="none" style:font-name="arial" fo:font-size="12pt" fo:letter-spacing="normal" fo:font-style="normal" style:text-underline-style="none" fo:font-weight="normal" officeooo:rsid="0024d97c" style:text-blinking="false" fo:background-color="transparent" loext:char-shading-value="0"/>
    </style:style>
    <style:style style:name="T24" style:family="text">
      <style:text-properties fo:font-variant="normal" fo:text-transform="none" fo:color="#202124" style:text-line-through-style="none" style:text-line-through-type="none" style:font-name="arial" fo:font-size="12pt" fo:letter-spacing="normal" fo:font-style="normal" style:text-underline-style="none" fo:font-weight="bold" style:text-blinking="false" fo:background-color="transparent" loext:char-shading-value="0"/>
    </style:style>
    <style:style style:name="T25" style:family="text">
      <style:text-properties fo:font-variant="normal" fo:text-transform="none" fo:color="#202124" style:text-line-through-style="none" style:text-line-through-type="none" style:font-name="Arial" fo:font-size="11pt" fo:letter-spacing="normal" fo:font-style="normal" style:text-underline-style="none" fo:font-weight="normal" officeooo:rsid="001f52c9" style:text-blinking="false" fo:background-color="transparent" loext:char-shading-value="0"/>
    </style:style>
    <style:style style:name="T26" style:family="text">
      <style:text-properties fo:font-variant="normal" fo:text-transform="none" fo:color="#202124" fo:letter-spacing="normal"/>
    </style:style>
    <style:style style:name="T27" style:family="text">
      <style:text-properties officeooo:rsid="00192330"/>
    </style:style>
    <style:style style:name="T28" style:family="text">
      <style:text-properties fo:font-weight="bold"/>
    </style:style>
    <style:style style:name="T29" style:family="text">
      <style:text-properties officeooo:rsid="002a81b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57742c9-7fff-bc1d-6ad7-4ddbdd5bb83b"/>Q<text:span text:style-name="T1">1</text:span>. What are the key features of Python?</text:p>
      <text:p text:style-name="P4"><text:span text:style-name="T7">Ans;- </text:span><text:span text:style-name="T2">Easy Code, Free And Open Source, Object-Oriented Language,GUI Programming, high-Level, Extensible Feature, Python is Protable language, Intergrated,Interpreted, Large Standard, Dynamically Typed Language.</text:span></text:p>
      <text:p text:style-name="P4"><text:span text:style-name="T2"/></text:p>
      <text:p text:style-name="P3"><text:bookmark text:name="docs-internal-guid-c336abc6-7fff-c5f7-0162-523ecd03ad41"/><text:span text:style-name="T5">Q2. How is memory managed in Python?</text:span></text:p>
      <text:p text:style-name="P6"><text:span text:style-name="T8">Ans:- </text:span><text:span text:style-name="T13">Memory management in Python</text:span><text:span text:style-name="T11"> </text:span><text:span text:style-name="T13">involves a private heap containing all Python</text:span><text:span text:style-name="T11"> </text:span><text:span text:style-name="T13">objects and data structures. The management</text:span><text:span text:style-name="T11"> </text:span><text:span text:style-name="T13">of this private heap is ensured internally by the Python memory</text:span><text:span text:style-name="T11"> </text:span><text:span text:style-name="T13">manager.</text:span></text:p>
      <text:p text:style-name="P6"><text:span text:style-name="T8"/></text:p>
      <text:p text:style-name="P2"><text:bookmark text:name="docs-internal-guid-4961860a-7fff-fb36-b65d-2e3f1c3791a7"/><text:span text:style-name="T6">Q3. What is namespace in Python?</text:span></text:p>
      <text:p text:style-name="P6"><text:span text:style-name="T8">Ans:- </text:span><text:span text:style-name="T17">Namespaces in Python. A namespace</text:span><text:span text:style-name="T15"> </text:span><text:span text:style-name="T17">is a collection of currently defined symbolic names along with information about the object that each name references. You can think of a namespace</text:span><text:span text:style-name="T15"> </text:span><text:span text:style-name="T17">as a dictionary in which the keys are the object names and the values are the objects themselves.</text:span></text:p>
      <text:p text:style-name="P6"><text:span text:style-name="T8"/></text:p>
      <text:p text:style-name="P6"><text:span text:style-name="T8">Q4. </text:span><text:bookmark text:name="docs-internal-guid-f487f99c-7fff-8b7f-9f7d-4fc680f2eaa0"/><text:span text:style-name="T9">What is PYTHONPATH?</text:span></text:p>
      <text:p text:style-name="P7"><text:span text:style-name="T8">A</text:span><text:span text:style-name="T10">ns:- </text:span><text:span text:style-name="T17">PYTHONPATH</text:span><text:span text:style-name="T15"> </text:span><text:span text:style-name="T17">is an environment variable which you can set to add additional directories where python will look for modules and packages. For most installations, you should not set these variables since they are not needed for Python to run. Python knows where to find its standard library.</text:span></text:p>
      <text:p text:style-name="P4"><text:span text:style-name="T2"/></text:p>
      <text:p text:style-name="P5"><text:span text:style-name="T2">Q</text:span><text:span text:style-name="T4">5. </text:span><text:bookmark text:name="docs-internal-guid-c0612a77-7fff-7f39-a760-bf19ae483d71"/><text:span text:style-name="T3">What are local variables and global variables in Python?</text:span></text:p>
      <text:p text:style-name="P8"><text:span text:style-name="T27">Ans:- </text:span><text:span text:style-name="T12">There are two types of variables: global variables</text:span><text:span text:style-name="T26"> </text:span><text:span text:style-name="T12">and local variables. A global variable</text:span><text:span text:style-name="T26"> </text:span><text:span text:style-name="T12">can be reached anywhere in the code, a local</text:span><text:span text:style-name="T26"> </text:span><text:span text:style-name="T12">only in the scope. A global variable</text:span><text:span text:style-name="T26"> </text:span><text:span text:style-name="T12">(x) can be reached and modified anywhere in the code, local variable</text:span><text:span text:style-name="T26"> </text:span><text:span text:style-name="T12">(z) exists only in block 3.</text:span></text:p>
      <text:p text:style-name="P8"><text:span text:style-name="T12"/></text:p>
      <text:p text:style-name="P9"><text:span text:style-name="T12">Q</text:span><text:span text:style-name="T14">6</text:span><text:span text:style-name="T12">. Is python case sensitive?</text:span></text:p>
      <text:p text:style-name="P9"><text:span text:style-name="T14">Ans: Yes, Python is case Sensitive, like; Math and math is not same in python</text:span></text:p>
      <text:p text:style-name="P9"><text:span text:style-name="T14">Q7. </text:span><text:bookmark text:name="docs-internal-guid-0aff6683-7fff-af4d-3f1c-1673c8522fe7"/><text:span text:style-name="T18">What is type conversion in Python?</text:span></text:p>
      <text:p text:style-name="P9"><text:span text:style-name="T19">Ans: Type Conversion is the conversion of object from one data type to another data type. ... Python avoids the loss of data in Implicit Type Conversion. Explicit Type Conversion is also called Type Casting, the data types of objects are converted using predefined functions by the user.</text:span></text:p>
      <text:p text:style-name="P10"><text:span text:style-name="T20">Q9. Is</text:span><text:span text:style-name="T25"> indentation required in python?</text:span></text:p>
      <text:p text:style-name="P10"><text:span text:style-name="T20">Ans:- </text:span><text:span text:style-name="T16">To indicate a block of code in Python, you must indent each line of the block by the same amount. ... In most other programming languages, indentation is used only to help make the code look pretty. But in Python, it is required for indicating what block of code a statement belongs to.</text:span></text:p>
      <text:p text:style-name="P10"><text:span text:style-name="T20"/></text:p>
      <text:p text:style-name="P10"><text:span text:style-name="T20"/></text:p>
      <text:p text:style-name="P10"><text:span text:style-name="T20"/></text:p>
      <text:p text:style-name="P10"><text:soft-page-break/><text:span text:style-name="T20">Q10.</text:span><text:bookmark text:name="docs-internal-guid-35513466-7fff-a52a-d2ce-88ad875adf8c"/><text:span text:style-name="T16">What are functions in Python?</text:span></text:p>
      <text:p text:style-name="P10"><text:span text:style-name="T20">Ans:- </text:span><text:span text:style-name="T16">A function is a block of organized, reusable code that is used to perform a single, related action. ... As you already know, Python gives you many built-in functions like print(), etc. but you can also create your own functions.</text:span></text:p>
      <text:p text:style-name="P10"><text:span text:style-name="T16"/></text:p>
      <text:p text:style-name="P10"><text:span text:style-name="T20">Q11.</text:span><text:bookmark text:name="docs-internal-guid-c2a71f20-7fff-d72f-2a2c-4c053d6b53f6"/><text:span text:style-name="T16">What is a lambda function?</text:span></text:p>
      <text:p text:style-name="P10"><text:span text:style-name="T20">Ans:- I</text:span><text:span text:style-name="T16">n Python, a lambda function is a single-line function declared with no name, which can have any number of arguments, but it can only have one expression. Such a function is capable of behaving similarly to a regular function declared using the Python's def keyword.</text:span></text:p>
      <text:p text:style-name="P10"><text:span text:style-name="T20">Q12. </text:span><text:bookmark text:name="docs-internal-guid-b2696e9a-7fff-7cde-b686-44837dc2c99e"/><text:span text:style-name="T16">What is self in Python?</text:span></text:p>
      <text:p text:style-name="P10"><text:span text:style-name="T20">Ans: <text:s/></text:span><text:span text:style-name="T16">self represents the instance of the class. By using the “self” keyword we can access the attributes and methods of the class in python.</text:span></text:p>
      <text:p text:style-name="P10"><text:span text:style-name="T20">Q13. </text:span><text:bookmark text:name="docs-internal-guid-8688cd3f-7fff-505f-2bd1-d0f38f630479"/><text:span text:style-name="T16">What does [::-1} do?</text:span></text:p>
      <text:p text:style-name="P10"><text:span text:style-name="T20">Ans: </text:span><text:span text:style-name="T16">It means, "start at the end; count down to the beginning, stepping backwards one step at a time."</text:span></text:p>
      <text:p text:style-name="P11"><text:span text:style-name="T21">Q14. </text:span><text:bookmark text:name="docs-internal-guid-cacf35f1-7fff-d096-639b-e1965f0c272f"/><text:span text:style-name="T16">How can you randomize the items of a list in place in Python?</text:span></text:p>
      <text:p text:style-name="P11"><text:span text:style-name="T21">Ans:- </text:span><text:span text:style-name="T16">To randomly shuffle elements of lists ( list ), strings ( str ) and tuples ( tuple ) in Python, use the random module. random provides shuffle() that shuffles the original list in place, and sample() that returns a new list that is randomly shuffled. sample() can also be used for strings and tuples.</text:span></text:p>
      <text:p text:style-name="P11"><text:span text:style-name="T21">Q15. </text:span><text:bookmark text:name="docs-internal-guid-8f883b92-7fff-ccdb-ba3b-b9058f22df56"/><text:span text:style-name="T16">How can you generate random numbers in Python?</text:span></text:p>
      <text:p text:style-name="P11"><text:span text:style-name="T21">Ans:- </text:span><text:span text:style-name="T16">Random integer values <text:s/>can be generated with the randint() function. This function takes two arguments: the start and the end of the range for the generated integer values. Random integers are generated within and including the start and end of range values, specifically in the interval [start, end]</text:span></text:p>
      <text:p text:style-name="P11"><text:span text:style-name="T16"/></text:p>
      <text:p text:style-name="P11"><text:span text:style-name="T21">Q16. </text:span><text:bookmark text:name="docs-internal-guid-6e318f73-7fff-fad8-7008-74db1b35d622"/><text:span text:style-name="T16">What is the difference between range &amp; xrange</text:span><text:span text:style-name="T21">?</text:span></text:p>
      <text:p text:style-name="P11"><text:span text:style-name="T21">Ans:- </text:span><text:span text:style-name="T16">As range() returns the list, all the operations that can be applied on the list can be used on it. On the other hand, as xrange() returns the xrange object, operations associated to list cannot be applied on them, hence a disadvantage.</text:span></text:p>
      <text:p text:style-name="P11"><text:span text:style-name="T16"/></text:p>
      <text:p text:style-name="P11"><text:span text:style-name="T21">Q17. </text:span><text:bookmark text:name="docs-internal-guid-e25329d6-7fff-226c-a4b0-848574df2cea"/><text:span text:style-name="T16">How do you write comments in python?</text:span></text:p>
      <text:p text:style-name="P11"><text:span text:style-name="T21">Ans:- </text:span><text:span text:style-name="T16">Comments in Python begin with a hash mark ( # ) and whitespace character and continue to the end of the line</text:span></text:p>
      <text:p text:style-name="P11"><text:span text:style-name="T16"/></text:p>
      <text:p text:style-name="P11"><text:span text:style-name="T21"/></text:p>
      <text:p text:style-name="P11"><text:soft-page-break/><text:span text:style-name="T21">Q18. </text:span><text:bookmark text:name="docs-internal-guid-26e802db-7fff-7882-0cbf-6b7f6879f9a4"/><text:span text:style-name="T16">How will you convert a string to all lowercase?</text:span></text:p>
      <text:p text:style-name="P11"><text:span text:style-name="T21">Ans:- L</text:span><text:span text:style-name="T16">ower() method returns the lowercased string from the given string.</text:span></text:p>
      <text:p text:style-name="P11"><text:span text:style-name="T16"/></text:p>
      <text:p text:style-name="P11"><text:span text:style-name="T21">Q19.</text:span><text:bookmark text:name="docs-internal-guid-8995291b-7fff-ac69-c75e-58281eff392d"/><text:span text:style-name="T16">How to comment multiple lines in python?</text:span></text:p>
      <text:p text:style-name="P11"><text:span text:style-name="T21">Ans: </text:span><text:span text:style-name="T16">Python doesn't support multi-line comment blocks out of the box.</text:span></text:p>
      <text:p text:style-name="P11"><text:span text:style-name="T16"/></text:p>
      <text:p text:style-name="P11"><text:span text:style-name="T21">Q20.</text:span><text:bookmark text:name="docs-internal-guid-9c4e2982-7fff-14a7-1a46-9e9fd4c11be3"/><text:span text:style-name="T16">What are docstrings in Python?</text:span></text:p>
      <text:p text:style-name="P11"><text:span text:style-name="T21">Ans: </text:span><text:span text:style-name="T16">Python documentation strings (or docstrings) provide a convenient way of associating documentation with Python modules, functions, classes, and methods. It's specified in source code that is used, like a comment, to document a specific segment of cod</text:span><text:span text:style-name="T21">e.</text:span></text:p>
      <text:p text:style-name="P11"><text:span text:style-name="T21"/></text:p>
      <text:p text:style-name="P11"><text:span text:style-name="T21">Q21.</text:span><text:bookmark text:name="docs-internal-guid-6d0772cb-7fff-6309-7435-d7c1eef1f88d"/><text:span text:style-name="T16">What is a dictionary in Python?</text:span></text:p>
      <text:p text:style-name="P12"><text:span text:style-name="T21">A</text:span><text:span text:style-name="T22">ns: </text:span><text:span text:style-name="T16">Dictionaries are Python's</text:span><text:span text:style-name="T22">i</text:span><text:span text:style-name="T16">mplementation of a data structure that is more generally known as an associative array. A dictionary consists of a collection of key-value pairs. Each key-value pair maps the key to its associated value.</text:span></text:p>
      <text:p text:style-name="P12"><text:span text:style-name="T16"/></text:p>
      <text:p text:style-name="P12"><text:span text:style-name="T22">Q22.</text:span><text:bookmark text:name="docs-internal-guid-17d949df-7fff-9626-931f-05d3bfa00590"/><text:span text:style-name="T16">What does len() do?</text:span></text:p>
      <text:p text:style-name="P12"><text:span text:style-name="T22">Ans:- </text:span><text:span text:style-name="T16">The len() function returns the number of items in an object. When the object is a string, the len() function returns the number of characters in the string.</text:span></text:p>
      <text:p text:style-name="P12"><text:span text:style-name="T16"/></text:p>
      <text:p text:style-name="P12"><text:span text:style-name="T22">Q23. </text:span><text:bookmark text:name="docs-internal-guid-48a299e3-7fff-c815-3eaf-6873206c79d8"/><text:span text:style-name="T16">What are negative indexes and why are they used?</text:span></text:p>
      <text:p text:style-name="P12"><text:span text:style-name="T22">Ans:</text:span><text:span text:style-name="T16">python programming language supports negative indexing of arrays, which is not available in arrays in most other programming languages. this means that the negative index value of -1 gives the last element and -2 gives the second last element of an array. The negative indexing starts from where the array ends.</text:span></text:p>
      <text:p text:style-name="P12"><text:span text:style-name="T16"/></text:p>
      <text:p text:style-name="P12"><text:span text:style-name="T22">Q24.</text:span><text:bookmark text:name="docs-internal-guid-5f350816-7fff-1b0c-2fb6-8852e866b100"/><text:span text:style-name="T16">What are Python packages?</text:span></text:p>
      <text:p text:style-name="P12"><text:span text:style-name="T22">Ans:- </text:span><text:span text:style-name="T16">A python package is a collection of modules.Modules that are related to each other are mainly put in the same package. When a module from an external package is required in a program, that package can be imported and its modules can be put to use. Any Python file, whose name is th</text:span><text:span text:style-name="T22">e</text:span><text:span text:style-name="T16"> module's name property without the .</text:span></text:p>
      <text:p text:style-name="P12"><text:span text:style-name="T16"/></text:p>
      <text:p text:style-name="P14"><text:span text:style-name="T23">Q25. </text:span><text:bookmark text:name="docs-internal-guid-15e2cf01-7fff-aa38-8a6b-d68a379bed56"/><text:span text:style-name="T16">How can files be deleted in Python</text:span><text:span text:style-name="T23">?</text:span></text:p>
      <text:p text:style-name="P14"><text:span text:style-name="T23">Ans:- 1</text:span><text:span text:style-name="T16">Open a </text:span><text:span text:style-name="T24">Python File</text:span><text:span text:style-name="T16"> window. You see an editor in which you </text:span><text:span text:style-name="T24">can</text:span><text:span text:style-name="T16"> type the example code.</text:span></text:p>
      <text:list xml:id="list1103987731" text:style-name="L1">
        <text:list-header>
          <text:p text:style-name="P16"><text:soft-page-break/><text:span text:style-name="T29">2</text:span>Type the following code into the window — pressing Enter after each line: import os os. <text:span text:style-name="T28">remove</text:span>("ChangedFile. csv") print("<text:span text:style-name="T28">File</text:span> Removed!") ...</text:p>
        </text:list-header>
      </text:list>
      <text:p text:style-name="P15"><text:span text:style-name="T29">3</text:span>Choose Run→Run Module. The application displays the <text:span text:style-name="T28">File</text:span> Removed! message.</text:p>
      <text:p text:style-name="P13"><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SFMono-Regular" svg:font-family="SFMono-Regular, Consolas, 'Liberation Mono', Menlo, monospace"/>
    <style:font-face style:name="arial" svg:font-family="arial, sans-serif"/>
    <style:font-face style:name="urw-din" svg:font-family="urw-din,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09:03:45.647421904</meta:creation-date>
    <meta:generator>LibreOffice/6.4.6.2$Linux_X86_64 LibreOffice_project/40$Build-2</meta:generator>
    <dc:date>2021-04-06T14:21:08.208493906</dc:date>
    <meta:editing-duration>PT2H34M45S</meta:editing-duration>
    <meta:editing-cycles>8</meta:editing-cycles>
    <meta:document-statistic meta:table-count="0" meta:image-count="0" meta:object-count="0" meta:page-count="4" meta:paragraph-count="50" meta:word-count="1068" meta:character-count="6304" meta:non-whitespace-character-count="5283"/>
  </office:meta>
</office:document-meta>
</file>